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widows="1" fo:text-indent="0in" style:auto-text-indent="false"/>
      <style:text-properties fo:font-variant="normal" fo:text-transform="none" fo:color="#000000" style:font-name="Calibri" fo:font-size="12pt" fo:letter-spacing="normal" fo:language="es" fo:country="ES"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a,</text:p>
      <text:p text:style-name="P1"/>
      <text:p text:style-name="P1">Con todas mis excusas por el retraso, le envió las informaciones sobre mi tesina: "El esperpento, una visión del mundo de Goya a Valle-Inclàn".</text:p>
      <text:p text:style-name="P1"/>
      <text:p text:style-name="P1">Me entrevisté el pasado martes con la profesora Dagmar Vandebosch quien me dirigirá para el trabajo de la tesina que pienso hacer sobre el teatro de Valle-Inclàn, y mas precisamente el concepto del esperpento, tratando de entenderlo desde una perspectiva mas amplia, dentro de lo que es la historia cultural de España. Tengo como idea de apoyarme sobre la ideas de María Zambrano sobre España y las características del pensamiento y de la producción artística en lo que ella llama “la vida española”... La profesora Dagmar me aconsejo de seguir leyendo hasta finales de enero, para concretar algo mas a principios de febrero la problemática con ella.</text:p>
      <text:p text:style-name="P1"/>
      <text:p text:style-name="P1">Lo siento muchísimo por no haber reaccionado antes. Me es muy difícil llevar a cabo los estudios al mismo tiempo que mi trabajo. También me proporciona esto problemas de horario: por ejemplo las sesiones de heuristica se dieron un lunes y un jueves, que son días laborales para mi (solo tengo libre los días que tengo clase).</text:p>
      <text:p text:style-name="P1"/>
      <text:p text:style-name="P1">Le agradezco su comprensión,</text:p>
      <text:p text:style-name="P1"/>
      <text:p text:style-name="P1">Muy cordialmente,</text:p>
      <text:p text:style-name="P1"/>
      <text:p text:style-name="P1">Sara Alber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7T12:29:08.643200340</meta:creation-date>
    <dc:date>2016-12-27T15:18:56.732831781</dc:date>
    <meta:editing-duration>PT2H13M47S</meta:editing-duration>
    <meta:editing-cycles>1</meta:editing-cycles>
    <meta:document-statistic meta:table-count="0" meta:image-count="0" meta:object-count="0" meta:page-count="1" meta:paragraph-count="7" meta:word-count="197" meta:character-count="1178" meta:non-whitespace-character-count="988"/>
    <meta:generator>LibreOffice/4.4.6.3$Linux_X86_64 LibreOffice_project/40m0$Build-3</meta:generator>
  </office:meta>
</office:document-meta>
</file>